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8764in"/>
    </style:style>
    <style:style style:name="co8" style:family="table-column">
      <style:table-column-properties fo:break-before="auto" style:column-width="1.5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SOC.py 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mpHiFail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3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s lag, 10 A t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5" calcext:value-type="float">
            <text:p>4.35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4 s lag, 0.4v/32A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ib_diff_fa; red_loss</text:p>
          </table:table-cell>
          <table:table-cell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wrap_hi_fa; ib_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mpLoFail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m-50; Dn.0001;</text:p>
          </table:table-cell>
          <table:table-cell table:number-columns-repeated="3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s lag, 10 A t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4 s lag, -0.5v/-40A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ib_diff_fa; red_loss</text:p>
          </table:table-cell>
          <table:table-cell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wrap_lo_fa; ib_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<text:s/>ampHiFailSlow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m6; Dn.0001;</text:p>
          </table:table-cell>
          <table:table-cell table:number-columns-repeated="3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s lag, 5 A t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/>
          <table:table-cell office:value-type="string" calcext:value-type="string">
            <text:p>ib_diff_fa; red_loss</text:p>
          </table:table-cell>
          <table:table-cell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office:value-type="float" office:value="316.6" calcext:value-type="float">
            <text:p>316.6</text:p>
          </table:table-cell>
          <table:table-cell/>
          <table:table-cell office:value-type="string" calcext:value-type="string">
            <text:p>cc_diff_fa; ib_sel_stat -1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e_wrap +0.2 V (thr=0.4)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HiFail</text:p>
          </table:table-cell>
          <table:table-cell office:value-type="string" calcext:value-type="string">
            <text:p>&lt;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v0.8</text:p>
          </table:table-cell>
          <table:table-cell table:number-columns-repeated="3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4 s lag, -0.5v/-40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/>
          <table:table-cell office:value-type="string" calcext:value-type="string">
            <text:p>wrap_lo_fa; vb_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cc_diff_fa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attery volt diff</text:p>
          </table:table-cell>
          <table:table-cell office:value-type="string" calcext:value-type="string">
            <text:p>&lt;7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string" calcext:value-type="string">
            <text:p>Dy0.8</text:p>
          </table:table-cell>
          <table:table-cell table:number-columns-repeated="3"/>
          <table:table-cell office:value-type="string" calcext:value-type="string">
            <text:p>+0.8 v on voc_soc table in sim of simulation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4 s lag, -0.5v/-40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.9" calcext:value-type="float">
            <text:p>20.9</text:p>
          </table:table-cell>
          <table:table-cell/>
          <table:table-cell office:value-type="string" calcext:value-type="string">
            <text:p>wrap_lo_fa; vb_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cc_diff_fa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able volt diff</text:p>
          </table:table-cell>
          <table:table-cell office:value-type="string" calcext:value-type="string">
            <text:p>&lt;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Dw0.8</text:p>
          </table:table-cell>
          <table:table-cell table:number-columns-repeated="3"/>
          <table:table-cell office:value-type="string" calcext:value-type="string">
            <text:p>+0.8 v on voc_soc table in mon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4 s lag, +0.8v/+64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wrap_hi_fa; vb_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/>
          <table:table-cell office:value-type="string" calcext:value-type="string">
            <text:p>cc_diff_fa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*fail; redl</text:p>
          </table:table-cell>
          <table:table-cell table:number-columns-repeated="2"/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0-13T13:21:27.872000000</dc:date>
    <meta:editing-duration>PT7H47M17S</meta:editing-duration>
    <meta:editing-cycles>8</meta:editing-cycles>
    <meta:generator>LibreOffice/7.6.2.1$Windows_X86_64 LibreOffice_project/56f7684011345957bbf33a7ee678afaf4d2ba333</meta:generator>
    <meta:document-statistic meta:table-count="1" meta:cell-count="125" meta:object-count="0"/>
  </office:meta>
</office:document-meta>
</file>